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2.17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my</text:p>
          </table:table-cell>
          <table:table-cell office:value-type="float" office:value="0">
            <text:p>0</text:p>
          </table:table-cell>
          <table:table-cell office:value-type="string">
            <text:p>Titre</text:p>
          </table:table-cell>
          <table:table-cell office:value-type="string">
            <text:p>blablabla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tre2 </text:p>
          </table:table-cell>
          <table:table-cell office:value-type="string">
            <text:p>blablabla2</text:p>
          </table:table-cell>
          <table:table-cell office:value-type="string">
            <text:p>Assets/2D/Dialogs/Captain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emy</text:p>
          </table:table-cell>
          <table:table-cell office:value-type="float" office:value="0">
            <text:p>0</text:p>
          </table:table-cell>
          <table:table-cell office:value-type="string">
            <text:p>Titre2 </text:p>
          </table:table-cell>
          <table:table-cell office:value-type="string">
            <text:p>blablabla2</text:p>
          </table:table-cell>
          <table:table-cell office:value-type="string">
            <text:p>Assets/2D/Dialogs/Captain.png</text:p>
          </table:table-cell>
          <table:table-cell office:value-type="string">
            <text:p>Dial_V3_04</text:p>
          </table:table-cell>
        </table:table-row>
        <table:table-row table:style-name="ro1">
          <table:table-cell office:value-type="string">
            <text:p>Dial_V3_0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itre2 </text:p>
          </table:table-cell>
          <table:table-cell office:value-type="string">
            <text:p>blablabla2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3/17/2016</text:date>, <text:time>00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4S</meta:editing-duration>
    <meta:editing-cycles>10</meta:editing-cycles>
    <meta:generator>OpenOffice/4.1.1$Win32 OpenOffice.org_project/411m6$Build-9775</meta:generator>
    <dc:date>2016-03-17T00:24:44.21</dc:date>
    <dc:creator>Wister </dc:cre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